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e9d4" officeooo:paragraph-rsid="000be9d4"/>
    </style:style>
    <style:style style:name="P2" style:family="paragraph" style:parent-style-name="Standard">
      <style:text-properties officeooo:rsid="000be9d4" officeooo:paragraph-rsid="000d9e6b"/>
    </style:style>
    <style:style style:name="P3" style:family="paragraph" style:parent-style-name="Standard">
      <style:text-properties officeooo:rsid="000be9d4" officeooo:paragraph-rsid="00133b35"/>
    </style:style>
    <style:style style:name="P4" style:family="paragraph" style:parent-style-name="Standard">
      <style:text-properties officeooo:rsid="000d9e6b" officeooo:paragraph-rsid="000d9e6b"/>
    </style:style>
    <style:style style:name="P5" style:family="paragraph" style:parent-style-name="Standard">
      <style:text-properties officeooo:rsid="000d9e6b" officeooo:paragraph-rsid="00133b35"/>
    </style:style>
    <style:style style:name="P6" style:family="paragraph" style:parent-style-name="Standard">
      <style:text-properties officeooo:rsid="000df2eb" officeooo:paragraph-rsid="000df2eb"/>
    </style:style>
    <style:style style:name="P7" style:family="paragraph" style:parent-style-name="Standard">
      <style:text-properties officeooo:rsid="0012a5c6" officeooo:paragraph-rsid="0012a5c6"/>
    </style:style>
    <style:style style:name="P8" style:family="paragraph" style:parent-style-name="Standard">
      <style:text-properties officeooo:rsid="0012a5c6" officeooo:paragraph-rsid="0020060f"/>
    </style:style>
    <style:style style:name="P9" style:family="paragraph" style:parent-style-name="Standard">
      <style:text-properties officeooo:rsid="0019eb0d" officeooo:paragraph-rsid="0019eb0d"/>
    </style:style>
    <style:style style:name="P10" style:family="paragraph" style:parent-style-name="Standard">
      <style:text-properties officeooo:rsid="001a147a" officeooo:paragraph-rsid="001a147a"/>
    </style:style>
    <style:style style:name="P11" style:family="paragraph" style:parent-style-name="Standard">
      <style:text-properties officeooo:rsid="001b9f71" officeooo:paragraph-rsid="001b9f71"/>
    </style:style>
    <style:style style:name="P12" style:family="paragraph" style:parent-style-name="Standard">
      <style:text-properties officeooo:rsid="001cba87" officeooo:paragraph-rsid="001cba87"/>
    </style:style>
    <style:style style:name="P13" style:family="paragraph" style:parent-style-name="Standard">
      <style:text-properties officeooo:rsid="001d7869" officeooo:paragraph-rsid="001d7869"/>
    </style:style>
    <style:style style:name="P14" style:family="paragraph" style:parent-style-name="Standard">
      <style:text-properties officeooo:rsid="001eefe6" officeooo:paragraph-rsid="001eefe6"/>
    </style:style>
    <style:style style:name="P15" style:family="paragraph" style:parent-style-name="Standard">
      <style:text-properties officeooo:rsid="0020060f" officeooo:paragraph-rsid="0020060f"/>
    </style:style>
    <style:style style:name="P16" style:family="paragraph" style:parent-style-name="Standard">
      <style:paragraph-properties fo:text-align="center" style:justify-single-word="false"/>
      <style:text-properties fo:color="#c9211e" fo:font-size="18pt" style:text-underline-style="solid" style:text-underline-width="auto" style:text-underline-color="font-color" officeooo:rsid="0020060f" officeooo:paragraph-rsid="0020060f" style:font-size-asian="18pt" style:font-size-complex="18pt"/>
    </style:style>
    <style:style style:name="P17" style:family="paragraph" style:parent-style-name="Standard">
      <style:text-properties officeooo:rsid="0014407f" officeooo:paragraph-rsid="0020b572"/>
    </style:style>
    <style:style style:name="P18" style:family="paragraph" style:parent-style-name="Standard">
      <style:text-properties officeooo:rsid="0020b572" officeooo:paragraph-rsid="0020b572"/>
    </style:style>
    <style:style style:name="P19" style:family="paragraph" style:parent-style-name="Standard">
      <style:text-properties officeooo:rsid="0012a5c6" officeooo:paragraph-rsid="0020b572"/>
    </style:style>
    <style:style style:name="P20" style:family="paragraph" style:parent-style-name="Standard">
      <style:text-properties officeooo:rsid="0019eb0d" officeooo:paragraph-rsid="0019eb0d"/>
    </style:style>
    <style:style style:name="T1" style:family="text">
      <style:text-properties officeooo:rsid="00133b35"/>
    </style:style>
    <style:style style:name="T2" style:family="text">
      <style:text-properties officeooo:rsid="0014c319"/>
    </style:style>
    <style:style style:name="T3" style:family="text">
      <style:text-properties officeooo:rsid="0020060f"/>
    </style:style>
    <style:style style:name="T4" style:family="text">
      <style:text-properties officeooo:rsid="0012a5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Bibliographie.</text:p>
      <text:p text:style-name="P1"/>
      <text:p text:style-name="P1"/>
      <text:p text:style-name="P4">Menu <text:span text:style-name="T3">CSS choisi</text:span>:</text:p>
      <text:p text:style-name="P1"><text:a xlink:type="simple" xlink:href="http://cssmenumaker.com/menu/silver-salmon-button-dropdown" text:style-name="Internet_20_link" text:visited-style-name="Visited_20_Internet_20_Link">http://cssmenumaker.com/menu/silver-salmon-button-dropdown</text:a></text:p>
      <text:p text:style-name="P1"/>
      <text:p text:style-name="P2"/>
      <text:p text:style-name="P8">⇒ page index</text:p>
      <text:p text:style-name="P8"/>
      <text:p text:style-name="P6">hymne <text:span text:style-name="T3">converti en audio : </text:span></text:p>
      <text:p text:style-name="P1"><text:a xlink:type="simple" xlink:href="https://www.youtube.com/watch?v=vFYgsaf-xYc" text:style-name="Internet_20_link" text:visited-style-name="Visited_20_Internet_20_Link">https://www.youtube.com/watch?v=vFYgsaf-xYc</text:a> </text:p>
      <text:p text:style-name="P1"/>
      <text:p text:style-name="P7"/>
      <text:p text:style-name="P7">image <text:span text:style-name="T2">index</text:span>:</text:p>
      <text:p text:style-name="P7"/>
      <text:p text:style-name="P15">image dans la section droite :</text:p>
      <text:p text:style-name="P1"><text:a xlink:type="simple" xlink:href="https://www.google.com/search?q=la+guerra+civile+espanola&amp;client=firefox-b-e&amp;source=lnms&amp;tbm=isch&amp;sa=X&amp;ved=2ahUKEwiJxpKduJ7mAhWh2uAKHc3lCbwQ_AuoAnoECBIQBA&amp;biw=1280&amp;bih=910#imgrc=YusQApO4vbld6M" text:style-name="Internet_20_link" text:visited-style-name="Visited_20_Internet_20_Link">https://www.google.com/search?q=la+guerra+civile+espanola&amp;client=firefox-b-e&amp;source=lnms&amp;tbm=isch&amp;sa=X&amp;ved=2ahUKEwiJxpKduJ7mAhWh2uAKHc3lCbwQ_AuoAnoECBIQBA&amp;biw=1280&amp;bih=910#imgrc=YusQApO4vbld6M</text:a>:</text:p>
      <text:p text:style-name="P1"/>
      <text:p text:style-name="P5"><text:span text:style-name="T1"><text:s/>image </text:span>drapeau :</text:p>
      <text:p text:style-name="P3"><text:a xlink:type="simple" xlink:href="https://www.google.fr/search?q=la+bandera+de+la+segunda+republica+española&amp;sxsrf=ACYBGNS58D1NHfUMwzZpVLpXdpqFVD0dHQ:1575494156576&amp;source=lnms&amp;tbm=isch&amp;sa=X&amp;ved=2ahUKEwjzorGM9ZzmAhUL3hoKHXpaBWkQ_AUoAXoECA8QAw&amp;biw=1366&amp;bih=657#imgrc=ZCo4i03QBLYUxM:" text:style-name="Internet_20_link" text:visited-style-name="Visited_20_Internet_20_Link">https://www.google.fr/search?q=la+bandera+de+la+segunda+republica+espa%C3%B1ola&amp;sxsrf=ACYBGNS58D1NHfUMwzZpVLpXdpqFVD0dHQ:1575494156576&amp;source=lnms&amp;tbm=isch&amp;sa=X&amp;ved=2ahUKEwjzorGM9ZzmAhUL3hoKHXpaBWkQ_AUoAXoECA8QAw&amp;biw=1366&amp;bih=657#imgrc=ZCo4i03QBLYUxM:</text:a> </text:p>
      <text:p text:style-name="P3"/>
      <text:p text:style-name="P17"><text:span text:style-name="T4">⇒ </text:span>images de la page1 :</text:p>
      <text:p text:style-name="P17"/>
      <text:p text:style-name="P18">image Alfonso XIII :</text:p>
      <text:p text:style-name="P3"><text:a xlink:type="simple" xlink:href="https://www.google.com/search?client=firefox-b-e&amp;biw=1280&amp;bih=910&amp;tbm=isch&amp;sa=1&amp;ei=-xXpXf-ZII2mUJOsoegH&amp;q=origen+y+legitimidad+la+segunda+republica&amp;oq=origen+y+legitimidad+la+segunda+republica&amp;gs_l=img.3...3091.7415..7600...1.0..0.88.1485.22......0....1..gws-wiz-img.OmN2Vro2ipo&amp;ved=0ahUKEwi_g7Xd3Z7mAhUNExQKHRNWCH0Q4dUDCAY&amp;uact=5#imgrc=ZqPenPrD4xeg6M" text:style-name="Internet_20_link" text:visited-style-name="Visited_20_Internet_20_Link">https://www.google.com/search?client=firefox-b-e&amp;biw=1280&amp;bih=910&amp;tbm=isch&amp;sa=1&amp;ei=-xXpXf-ZII2mUJOsoegH&amp;q=origen+y+legitimidad+la+segunda+republica&amp;oq=origen+y+legitimidad+la+segunda+republica&amp;gs_l=img.3...3091.7415..7600...1.0..0.88.1485.22......0....1..gws-wiz-img.OmN2Vro2ipo&amp;ved=0ahUKEwi_g7Xd3Z7mAhUNExQKHRNWCH0Q4dUDCAY&amp;uact=5#imgrc=ZqPenPrD4xeg6M</text:a>:</text:p>
      <text:p text:style-name="P3"/>
      <text:p text:style-name="P18">SanJurjo :</text:p>
      <text:p text:style-name="P3"><text:a xlink:type="simple" xlink:href="https://www.google.fr/search?q=josé+sanjurjo&amp;sxsrf=ACYBGNS2t-lE7eoEmgw2AwC9IQS-_shsjA:1575721563706&amp;source=lnms&amp;tbm=isch&amp;sa=X&amp;ved=2ahUKEwjj7MagxKPmAhVQzIUKHR6uC7QQ_AUoAnoECBAQBA&amp;biw=1366&amp;bih=657#imgrc=Z0Qw9j-qdSAcOM:" text:style-name="Internet_20_link" text:visited-style-name="Visited_20_Internet_20_Link">https://www.google.fr/search?q=jos%C3%A9+sanjurjo&amp;sxsrf=ACYBGNS2t-lE7eoEmgw2AwC9IQS-_shsjA:1575721563706&amp;source=lnms&amp;tbm=isch&amp;sa=X&amp;ved=2ahUKEwjj7MagxKPmAhVQzIUKHR6uC7QQ_AUoAnoECBAQBA&amp;biw=1366&amp;bih=657#imgrc=Z0Qw9j-qdSAcOM:</text:a> </text:p>
      <text:p text:style-name="P3"/>
      <text:p text:style-name="P3"/>
      <text:p text:style-name="P19">⇒ page 2 :</text:p>
      <text:p text:style-name="P18">enemigos y republica : </text:p>
      <text:p text:style-name="P3"><text:a xlink:type="simple" xlink:href="https://www.google.fr/search?biw=1366&amp;bih=657&amp;tbm=isch&amp;sxsrf=ACYBGNRl6YtDHggyTZ7n2hG6ud6cEgYx7w%3A1575629184884&amp;sa=1&amp;ei=gDHqXdLJNYKe1fAPgPCDiAI&amp;q=Los+enemigos+de+la+república+espanola&amp;oq=Los+enemigos+de+la+república+espanola&amp;gs_l=img.3...4735.6814..7052...0.0..0.119.863.7j3......0....1..gws-wiz-img.......35i39.ulCH7mavu8o&amp;ved=0ahUKEwjSifOO7KDmAhUCTxUIHQD4ACEQ4dUDCAc&amp;uact=5#imgrc=sAR_7UAaIEuuuM:" text:style-name="Internet_20_link" text:visited-style-name="Visited_20_Internet_20_Link">https://www.google.fr/search?biw=1366&amp;bih=657&amp;tbm=isch&amp;sxsrf=ACYBGNRl6YtDHggyTZ7n2hG6ud6cEgYx7w%3A1575629184884&amp;sa=1&amp;ei=gDHqXdLJNYKe1fAPgPCDiAI&amp;q=Los+enemigos+de+la+rep%C3%BAblica+espanola&amp;oq=Los+enemigos+de+la+rep%C3%BAblica+espanola&amp;gs_l=img.3...4735.6814..7052...0.0..0.119.863.7j3......0....1..gws-wiz-img.......35i39.ulCH7mavu8o&amp;ved=0ahUKEwjSifOO7KDmAhUCTxUIHQD4ACEQ4dUDCAc&amp;uact=5#imgrc=sAR_7UAaIEuuuM:</text:a> </text:p>
      <text:p text:style-name="P3"><text:soft-page-break/></text:p>
      <text:p text:style-name="P9">page 2</text:p>
      <text:p text:style-name="P9"/>
      <text:p text:style-name="P9"/>
      <text:p text:style-name="P14">josé calvo sotelo</text:p>
      <text:p text:style-name="P9"/>
      <text:p text:style-name="P9"><text:a xlink:type="simple" xlink:href="https://www.google.fr/search?biw=1366&amp;bih=657&amp;tbm=isch&amp;sxsrf=ACYBGNSPt0CkDcKVl2oY2TXdyEJ58NJsKw%3A1575734521846&amp;sa=1&amp;ei=-czrXYeTM4usa9LDu7gD&amp;q=+José+Calvo+Sotelo&amp;oq=+José+Calvo+Sotelo&amp;gs_l=img.3..0j0i30l2j0i5i30.5709.2007873..2008816...16.0..2.208.2633.18j8j1......0....1j2..gws-wiz-img.....10..35i39j0i19j0i8i30i19j0i8i30j0i24j35i362i39.FGpMOKDsecQ&amp;ved=0ahUKEwjH87zD9KPmAhUL1hoKHdLhDjcQ4dUDCAc&amp;uact=5#imgrc=e1OGmqhiwVeV_M:" text:style-name="Internet_20_link" text:visited-style-name="Visited_20_Internet_20_Link">https://www.google.fr/search?biw=1366&amp;bih=657&amp;tbm=isch&amp;sxsrf=ACYBGNSPt0CkDcKVl2oY2TXdyEJ58NJsKw%3A1575734521846&amp;sa=1&amp;ei=-czrXYeTM4usa9LDu7gD&amp;q=+Jos%C3%A9+Calvo+Sotelo&amp;oq=+Jos%C3%A9+Calvo+Sotelo&amp;gs_l=img.3..0j0i30l2j0i5i30.5709.2007873..2008816...16.0..2.208.2633.18j8j1......0....1j2..gws-wiz-img.....10..35i39j0i19j0i8i30i19j0i8i30j0i24j35i362i39.FGpMOKDsecQ&amp;ved=0ahUKEwjH87zD9KPmAhUL1hoKHdLhDjcQ4dUDCAc&amp;uact=5#imgrc=e1OGmqhiwVeV_M:</text:a> </text:p>
      <text:p text:style-name="P9"/>
      <text:p text:style-name="P9"/>
      <text:p text:style-name="P14">José Diaz</text:p>
      <text:p text:style-name="P9"/>
      <text:p text:style-name="P9"><text:a xlink:type="simple" xlink:href="https://www.google.fr/search?biw=1366&amp;bih=608&amp;tbm=isch&amp;sxsrf=ACYBGNTA13QQyrvurxPoQGg7kNnX5GEnrw%3A1575736532437&amp;sa=1&amp;ei=1NTrXaWIGpO21fAPm42vYA&amp;q=José+Díaz&amp;oq=José+Díaz&amp;gs_l=img.3..0i19l3j0i30i19l4j0i5i30i19l3.63543.63543..64482...1.0..1.358.1114.0j1j0j3......0....2j1..gws-wiz-img.......35i39j0i7i30j0i30j0i5i30.Ha6ggS42grc&amp;ved=0ahUKEwilwpmC_KPmAhUTWxUIHZvGCwwQ4dUDCAc&amp;uact=5#imgrc=hvQK2Iq22DTfrM:" text:style-name="Internet_20_link" text:visited-style-name="Visited_20_Internet_20_Link">https://www.google.fr/search?biw=1366&amp;bih=608&amp;tbm=isch&amp;sxsrf=ACYBGNTA13QQyrvurxPoQGg7kNnX5GEnrw%3A1575736532437&amp;sa=1&amp;ei=1NTrXaWIGpO21fAPm42vYA&amp;q=Jos%C3%A9+D%C3%ADaz&amp;oq=Jos%C3%A9+D%C3%ADaz&amp;gs_l=img.3..0i19l3j0i30i19l4j0i5i30i19l3.63543.63543..64482...1.0..1.358.1114.0j1j0j3......0....2j1..gws-wiz-img.......35i39j0i7i30j0i30j0i5i30.Ha6ggS42grc&amp;ved=0ahUKEwilwpmC_KPmAhUTWxUIHZvGCwwQ4dUDCAc&amp;uact=5#imgrc=hvQK2Iq22DTfrM:</text:a> </text:p>
      <text:p text:style-name="P9"/>
      <text:p text:style-name="P9"/>
      <text:p text:style-name="P9"/>
      <text:p text:style-name="P13">Angeles Galarza</text:p>
      <text:p text:style-name="P9"/>
      <text:p text:style-name="P9"><text:a xlink:type="simple" xlink:href="https://www.google.fr/search?biw=1366&amp;bih=608&amp;tbm=isch&amp;sxsrf=ACYBGNQGWArBri4siAuNi3YU3M0OOkgIcQ%3A1575736662484&amp;sa=1&amp;ei=VtXrXbeXHYqf1fAPm9uwoAg&amp;q=Ángel+Galarza++Partido+Radical+Socialista&amp;oq=Ángel+Galarza++Partido+Radical+Socialista&amp;gs_l=img.3...15396.15396..16376...0.0..0.136.285.2j1......0....2j1..gws-wiz-img.......35i39.tQpfPiUt6ic&amp;ved=0ahUKEwi3mpvA_KPmAhWKTxUIHZstDIQQ4dUDCAc&amp;uact=5#imgrc=TKY8K63VjO1QtM:" text:style-name="Internet_20_link" text:visited-style-name="Visited_20_Internet_20_Link">https://www.google.fr/search?biw=1366&amp;bih=608&amp;tbm=isch&amp;sxsrf=ACYBGNQGWArBri4siAuNi3YU3M0OOkgIcQ%3A1575736662484&amp;sa=1&amp;ei=VtXrXbeXHYqf1fAPm9uwoAg&amp;q=%C3%81ngel+Galarza++Partido+Radical+Socialista&amp;oq=%C3%81ngel+Galarza++Partido+Radical+Socialista&amp;gs_l=img.3...15396.15396..16376...0.0..0.136.285.2j1......0....2j1..gws-wiz-img.......35i39.tQpfPiUt6ic&amp;ved=0ahUKEwi3mpvA_KPmAhWKTxUIHZstDIQQ4dUDCAc&amp;uact=5#imgrc=TKY8K63VjO1QtM:</text:a> </text:p>
      <text:p text:style-name="P9"/>
      <text:p text:style-name="P12">José Maria Robles</text:p>
      <text:p text:style-name="P9"><text:a xlink:type="simple" xlink:href="https://www.google.fr/search?biw=1366&amp;bih=608&amp;tbm=isch&amp;sxsrf=ACYBGNRQD_TWEhNcNHVt_X8C6xrnA6yDEg%3A1575736681063&amp;sa=1&amp;ei=adXrXb-iA8HhxgOCh7y4AQ&amp;q=+José+María+Gil+Robles&amp;oq=+José+María+Gil+Robles&amp;gs_l=img.3..0i19j0i30i19l2.31972.31972..32825...0.0..0.197.704.1j4......0....2j1..gws-wiz-img.......35i39.ohYOvuSa-I8&amp;ved=0ahUKEwj_-ojJ_KPmAhXBsHEKHYIDDxcQ4dUDCAc&amp;uact=5#imgrc=7YaRq_GOBy6LjM:" text:style-name="Internet_20_link" text:visited-style-name="Visited_20_Internet_20_Link">https://www.google.fr/search?biw=1366&amp;bih=608&amp;tbm=isch&amp;sxsrf=ACYBGNRQD_TWEhNcNHVt_X8C6xrnA6yDEg%3A1575736681063&amp;sa=1&amp;ei=adXrXb-iA8HhxgOCh7y4AQ&amp;q=+Jos%C3%A9+Mar%C3%ADa+Gil+Robles&amp;oq=+Jos%C3%A9+Mar%C3%ADa+Gil+Robles&amp;gs_l=img.3..0i19j0i30i19l2.31972.31972..32825...0.0..0.197.704.1j4......0....2j1..gws-wiz-img.......35i39.ohYOvuSa-I8&amp;ved=0ahUKEwj_-ojJ_KPmAhXBsHEKHYIDDxcQ4dUDCAc&amp;uact=5#imgrc=7YaRq_GOBy6LjM:</text:a> </text:p>
      <text:p text:style-name="P9"/>
      <text:p text:style-name="P11">franco</text:p>
      <text:p text:style-name="P9"><text:a xlink:type="simple" xlink:href="https://www.google.fr/search?biw=1366&amp;bih=608&amp;tbm=isch&amp;sxsrf=ACYBGNRZAuHtz9_ap1B_ECK6x2qJTmEhgQ%3A1575736716081&amp;sa=1&amp;ei=jNXrXa67BJKJ1fAPndyB2Ag&amp;q=Francisco+Franco&amp;oq=Francisco+Franco&amp;gs_l=img.3..0l10.53930.53930..54748...2.0..1.218.371.2j0j1......0....2j1..gws-wiz-img.......35i39j0i30i19.P0SxEmvyXio&amp;ved=0ahUKEwiuseLZ_KPmAhWSRBUIHR1uAIsQ4dUDCAc&amp;uact=5#imgrc=h39-LmBIo3g7YM:" text:style-name="Internet_20_link" text:visited-style-name="Visited_20_Internet_20_Link">https://www.google.fr/search?biw=1366&amp;bih=608&amp;tbm=isch&amp;sxsrf=ACYBGNRZAuHtz9_ap1B_ECK6x2qJTmEhgQ</text:a><text:soft-page-break/><text:a xlink:type="simple" xlink:href="https://www.google.fr/search?biw=1366&amp;bih=608&amp;tbm=isch&amp;sxsrf=ACYBGNRZAuHtz9_ap1B_ECK6x2qJTmEhgQ%3A1575736716081&amp;sa=1&amp;ei=jNXrXa67BJKJ1fAPndyB2Ag&amp;q=Francisco+Franco&amp;oq=Francisco+Franco&amp;gs_l=img.3..0l10.53930.53930..54748...2.0..1.218.371.2j0j1......0....2j1..gws-wiz-img.......35i39j0i30i19.P0SxEmvyXio&amp;ved=0ahUKEwiuseLZ_KPmAhWSRBUIHR1uAIsQ4dUDCAc&amp;uact=5#imgrc=h39-LmBIo3g7YM:" text:style-name="Internet_20_link" text:visited-style-name="Visited_20_Internet_20_Link">%3A1575736716081&amp;sa=1&amp;ei=jNXrXa67BJKJ1fAPndyB2Ag&amp;q=Francisco+Franco&amp;oq=Francisco+Franco&amp;gs_l=img.3..0l10.53930.53930..54748...2.0..1.218.371.2j0j1......0....2j1..gws-wiz-img.......35i39j0i30i19.P0SxEmvyXio&amp;ved=0ahUKEwiuseLZ_KPmAhWSRBUIHR1uAIsQ4dUDCAc&amp;uact=5#imgrc=h39-LmBIo3g7YM:</text:a> </text:p>
      <text:p text:style-name="P9"/>
      <text:p text:style-name="P9"/>
      <text:p text:style-name="P10">Largo Caballero</text:p>
      <text:p text:style-name="P9"><text:a xlink:type="simple" xlink:href="https://www.google.fr/search?q=Largo+Caballero&amp;sxsrf=ACYBGNQMe3b7CVZaKnxwfjL3dLjCIH4Zpw:1575743398297&amp;source=lnms&amp;tbm=isch&amp;sa=X&amp;ved=2ahUKEwiSzozMlaTmAhUKnhQKHULiBg4Q_AUoAXoECBEQAw&amp;biw=1366&amp;bih=657#imgrc=vZisAFUmo8vmdM:" text:style-name="Internet_20_link" text:visited-style-name="Visited_20_Internet_20_Link">https://www.google.fr/search?q=Largo+Caballero&amp;sxsrf=ACYBGNQMe3b7CVZaKnxwfjL3dLjCIH4Zpw:1575743398297&amp;source=lnms&amp;tbm=isch&amp;sa=X&amp;ved=2ahUKEwiSzozMlaTmAhUKnhQKHULiBg4Q_AUoAXoECBEQAw&amp;biw=1366&amp;bih=657#imgrc=vZisAFUmo8vmdM:</text:a> </text:p>
      <text:p text:style-name="P9"/>
      <text:p text:style-name="P9"/>
      <text:p text:style-name="P9">julian besteiro</text:p>
      <text:p text:style-name="P9"><text:a xlink:type="simple" xlink:href="https://www.google.fr/search?q=Julián+Besteiro&amp;sxsrf=ACYBGNSNlhThvNbZh4idZabCjn-WedzIFA:1575743755428&amp;source=lnms&amp;tbm=isch&amp;sa=X&amp;ved=2ahUKEwjYm7L2lqTmAhUBuRoKHViqDMkQ_AUoAnoECBAQBA&amp;biw=1366&amp;bih=608#imgrc=h0H4kk2zqUKaIM:" text:style-name="Internet_20_link" text:visited-style-name="Visited_20_Internet_20_Link">https://www.google.fr/search?q=Juli%C3%A1n+Besteiro&amp;sxsrf=ACYBGNSNlhThvNbZh4idZabCjn-WedzIFA:1575743755428&amp;source=lnms&amp;tbm=isch&amp;sa=X&amp;ved=2ahUKEwjYm7L2lqTmAhUBuRoKHViqDMkQ_AUoAnoECBAQBA&amp;biw=1366&amp;bih=608#imgrc=h0H4kk2zqUKaIM: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00:48:39.432000000</meta:creation-date>
    <dc:date>2019-12-10T01:05:36.584000000</dc:date>
    <meta:editing-duration>PT7H21M50S</meta:editing-duration>
    <meta:editing-cycles>20</meta:editing-cycles>
    <meta:generator>LibreOffice/6.2.0.3$Windows_X86_64 LibreOffice_project/98c6a8a1c6c7b144ce3cc729e34964b47ce25d62</meta:generator>
    <meta:document-statistic meta:table-count="0" meta:image-count="0" meta:object-count="0" meta:page-count="3" meta:paragraph-count="34" meta:word-count="74" meta:character-count="4337" meta:non-whitespace-character-count="4283"/>
  </office:meta>
</office:document-meta>
</file>